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lice" svg:font-family="Alice" style:font-adornments="Bold" style:font-pitch="variable"/>
    <style:font-face style:name="Alice1" svg:font-family="Alice" style:font-adornments="Regular" style:font-pitch="variable"/>
    <style:font-face style:name="EB Garamond Initials Fill21" svg:font-family="'EB Garamond Initials Fill2'" style:font-pitch="variable"/>
    <style:font-face style:name="EB Garamond Initials Fill2" svg:font-family="'EB Garamond Initials Fill2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77851" draw:textarea-vertical-align="middle"/>
    </style:style>
    <style:style style:name="gr2" style:family="graphic" style:parent-style-name="standard">
      <style:graphic-properties svg:stroke-width="0.152cm" svg:stroke-color="#58403a" draw:marker-start-width="0.432cm" draw:marker-end-width="0.432cm" draw:fill="solid" draw:fill-color="#e0d3b1" draw:textarea-horizontal-align="justify" draw:textarea-vertical-align="middle" draw:auto-grow-height="false" fo:min-height="1.726cm" fo:min-width="1.567cm" fo:padding-top="0.201cm" fo:padding-bottom="0.201cm" fo:padding-left="0.326cm" fo:padding-right="0.326cm"/>
      <style:paragraph-properties style:writing-mode="lr-tb"/>
    </style:style>
    <style:style style:name="gr3" style:family="graphic" style:parent-style-name="objectwithoutfill">
      <style:graphic-properties svg:stroke-width="0.152cm" svg:stroke-color="#58403a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-color="#a77851"/>
      <style:paragraph-properties fo:text-align="center"/>
    </style:style>
    <style:style style:name="P2" style:family="paragraph">
      <loext:graphic-properties draw:fill="solid" draw:fill-color="#e0d3b1"/>
      <style:paragraph-properties fo:text-align="center" style:writing-mode="lr-tb"/>
      <style:text-properties style:font-name="Alice" fo:font-size="80pt" fo:font-weight="bold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color="#58403a" style:font-name="Alice1" fo:font-size="80pt" style:font-size-asian="18pt" style:font-size-complex="18pt"/>
    </style:style>
    <style:style style:name="T1" style:family="text">
      <style:text-properties fo:color="#58403a" style:font-name="Alice1" fo:font-size="8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.539cm" svg:height="1.904cm" svg:x="8.349cm" svg:y="7.858cm" svg:viewBox="0 0 2540 1905" draw:points="889,0 0,1905 2540,1905 1524,0">
          <text:p/>
        </draw:polygon>
        <draw:custom-shape draw:style-name="gr2" draw:text-style-name="P2" draw:layer="layout" svg:width="2.921cm" svg:height="2.794cm" svg:x="8.112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2.084cm" svg:height="0.137cm" draw:transform="skewX (-0.0926769832808989) rotate (-1.94150425991849) translate (9.238cm 7.858cm)" svg:viewBox="0 0 2085 138" svg:d="M0 0c818 0 1513 46 1513 46l572 92">
          <text:p/>
        </draw:path>
        <draw:path draw:style-name="gr3" draw:text-style-name="P3" draw:layer="layout" svg:width="2.084cm" svg:height="0.138cm" draw:transform="skewX (0.0921533845053005) rotate (1.94132972699329) translate (10.6879335730032cm 9.78231634626878cm)" svg:viewBox="0 0 2085 139" svg:d="M2085 0c-818 0-1513 47-1513 47l-572 92">
          <text:p/>
        </draw:path>
        <draw:line draw:style-name="gr3" draw:text-style-name="P3" draw:layer="layout" svg:x1="8.276cm" svg:y1="9.763cm" svg:x2="10.883cm" svg:y2="9.755cm">
          <text:p/>
        </draw:line>
        <draw:frame draw:style-name="gr4" draw:text-style-name="P4" draw:layer="layout" svg:width="1.709cm" svg:height="3.473cm" svg:x="8.715cm" svg:y="4.497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lice" svg:font-family="Alice" style:font-adornments="Bold" style:font-pitch="variable"/>
    <style:font-face style:name="Alice1" svg:font-family="Alice" style:font-adornments="Regular" style:font-pitch="variable"/>
    <style:font-face style:name="EB Garamond Initials Fill21" svg:font-family="'EB Garamond Initials Fill2'" style:font-pitch="variable"/>
    <style:font-face style:name="EB Garamond Initials Fill2" svg:font-family="'EB Garamond Initials Fill2'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7T17:13:28.521870344</meta:creation-date>
    <meta:generator>LibreOffice/6.4.6.2$Linux_X86_64 LibreOffice_project/40$Build-2</meta:generator>
    <dc:date>2021-03-27T17:45:06.730444956</dc:date>
    <meta:editing-duration>PT9M9S</meta:editing-duration>
    <meta:editing-cycles>4</meta:editing-cycles>
    <meta:document-statistic meta:object-count="6"/>
  </office:meta>
</office:document-meta>
</file>